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3.9374in" style:type="right"/>
        </style:tab-stops>
      </style:paragraph-properties>
      <style:text-properties fo:font-size="14pt" fo:language="ru" fo:country="RU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.9689in"/>
          <style:tab-stop style:position="3.5437in" style:type="center"/>
          <style:tab-stop style:position="6.3in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4.3311in" style:type="center"/>
          <style:tab-stop style:position="6.3in"/>
        </style:tab-stops>
      </style:paragraph-properties>
    </style:style>
    <style:style style:name="P6" style:family="paragraph" style:parent-style-name="Standard">
      <style:paragraph-properties fo:text-align="start" style:justify-single-word="false">
        <style:tab-stops>
          <style:tab-stop style:position="-1.2799in"/>
          <style:tab-stop style:position="-0.3937in"/>
          <style:tab-stop style:position="2.3626in" style:type="center"/>
          <style:tab-stop style:position="4.1346in"/>
          <style:tab-stop style:position="5.5126in" style:type="center"/>
          <style:tab-stop style:position="6.3in"/>
        </style:tab-stops>
      </style:paragraph-properties>
    </style:style>
    <style:style style:name="P7" style:family="paragraph" style:parent-style-name="Standard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-1.2799in" style:type="char" style:char=","/>
          <style:tab-stop style:position="3.4457in" style:type="center"/>
          <style:tab-stop style:position="6.2992in" style:type="right"/>
        </style:tab-stops>
      </style:paragraph-properties>
    </style:style>
    <style:style style:name="P9" style:family="paragraph" style:parent-style-name="Standard">
      <style:paragraph-properties fo:text-align="start" style:justify-single-word="false">
        <style:tab-stops>
          <style:tab-stop style:position="2.5598in" style:type="center"/>
          <style:tab-stop style:position="6.2992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>
        <style:tab-stops>
          <style:tab-stop style:position="2.7563in" style:type="right"/>
        </style:tab-stops>
      </style:paragraph-properties>
    </style:style>
    <style:style style:name="P11" style:family="paragraph" style:parent-style-name="Standard">
      <style:paragraph-properties fo:text-align="start" style:justify-single-word="false">
        <style:tab-stops>
          <style:tab-stop style:position="6.2992in" style:type="right"/>
        </style:tab-stops>
      </style:paragraph-properties>
    </style:style>
    <style:style style:name="P12" style:family="paragraph" style:parent-style-name="Standard">
      <style:paragraph-properties fo:text-align="start" style:justify-single-word="false">
        <style:tab-stops>
          <style:tab-stop style:position="3.9374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30pt" fo:letter-spacing="-0.0016in" fo:font-weight="bold" style:font-size-asian="30pt" style:font-weight-asian="bold" style:font-name-complex="Arial" style:font-size-complex="3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8pt" fo:letter-spacing="-0.0016in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letter-spacing="-0.0016in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itle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Style_20_Arial_20_18_20_pt_20_Bold_20_Centered">
      <style:paragraph-properties fo:text-align="center" style:justify-single-word="false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>
        <style:tab-stops>
          <style:tab-stop style:position="-1.2799in" style:type="center"/>
          <style:tab-stop style:position="3.4457in" style:type="center"/>
          <style:tab-stop style:position="6.2992in" style:type="right"/>
        </style:tab-stops>
      </style:paragraph-properties>
    </style:style>
    <style:style style:name="P22" style:family="paragraph" style:parent-style-name="Standard">
      <style:paragraph-properties fo:text-align="start" style:justify-single-word="false">
        <style:tab-stops>
          <style:tab-stop style:position="2.7563in" style:type="right"/>
        </style:tab-stops>
      </style:paragraph-properties>
    </style:style>
    <style:style style:name="P23" style:family="paragraph" style:parent-style-name="Standard">
      <style:paragraph-properties fo:text-align="justify" style:justify-single-word="false"/>
      <style:text-properties fo:font-size="12pt" fo:letter-spacing="-0.0016in" style:font-size-asian="12pt"/>
    </style:style>
    <style:style style:name="P24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/>
    </style:style>
    <style:style style:name="P25" style:family="paragraph" style:parent-style-name="Standard">
      <style:paragraph-properties fo:text-align="start" style:justify-single-word="false">
        <style:tab-stops>
          <style:tab-stop style:position="-1.2799in" style:type="center"/>
          <style:tab-stop style:position="3.4457in" style:type="center"/>
          <style:tab-stop style:position="6.2992in" style:type="right"/>
        </style:tab-stops>
      </style:paragraph-properties>
      <style:text-properties fo:font-size="8pt" style:font-size-asian="8pt"/>
    </style:style>
    <style:style style:name="P26" style:family="paragraph" style:parent-style-name="Standard">
      <style:paragraph-properties fo:text-align="justify" style:justify-single-word="false"/>
      <style:text-properties fo:font-size="8pt" fo:letter-spacing="-0.0016in" style:font-size-asian="8pt"/>
    </style:style>
    <style:style style:name="P27" style:family="paragraph" style:parent-style-name="Standard">
      <style:paragraph-properties fo:text-align="center" style:justify-single-word="false"/>
      <style:text-properties fo:letter-spacing="-0.0016in"/>
    </style:style>
    <style:style style:name="P28" style:family="paragraph" style:parent-style-name="Standard">
      <style:paragraph-properties fo:text-align="center" style:justify-single-word="false" fo:break-before="page"/>
      <style:text-properties fo:letter-spacing="-0.0016in"/>
    </style:style>
    <style:style style:name="T1" style:family="text">
      <style:text-properties style:font-name-complex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complex="Times New Roman"/>
    </style:style>
    <style:style style:name="T4" style:family="text">
      <style:text-properties style:font-name-asian="Arial"/>
    </style:style>
    <style:style style:name="T5" style:family="text">
      <style:text-properties fo:font-size="16pt" fo:language="ru" fo:country="RU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language="ru" fo:country="RU" style:text-underline-style="solid" style:text-underline-width="auto" style:text-underline-color="font-color"/>
    </style:style>
    <style:style style:name="T8" style:family="text">
      <style:text-properties fo:font-size="12pt" fo:letter-spacing="-0.0016in" style:font-size-asian="12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name-complex="Times New Roman" style:font-size-complex="12pt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name-complex="Times New Roman" style:font-style-complex="normal"/>
    </style:style>
    <style:style style:name="T14" style:family="text">
      <style:text-properties fo:letter-spacing="-0.0016in" fo:font-weight="bold" style:font-weight-asian="bold" style:font-weight-complex="bold"/>
    </style:style>
    <style:style style:name="T15" style:family="text">
      <style:text-properties fo:letter-spacing="-0.0016in" fo:font-weight="bold" style:font-weight-asian="bold" style:font-name-complex="Times New Roman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17"/>
      <text:p text:style-name="P16">САНКТ-ПЕТЕРБУРГСКИЙ<text:span text:style-name="T4"> НАЦИОНАЛЬНЫЙ </text:span></text:p>
      <text:p text:style-name="P16"><text:span text:style-name="T4">ИССЛЕДОВАТЕЛЬСКИЙ </text:span>УНИВЕРСИТЕТ<text:line-break/>ИНФОРМАЦИОННЫХ<text:span text:style-name="T4"> </text:span>ТЕХНОЛОГИЙ,<text:span text:style-name="T4"> </text:span>МЕХАНИКИ<text:span text:style-name="T4"> </text:span>И<text:span text:style-name="T4"> </text:span>ОПТИКИ</text:p>
      <text:p text:style-name="Standard"/>
      <text:p text:style-name="Standard"/>
      <text:p text:style-name="Standard"/>
      <text:p text:style-name="P4"><text:span text:style-name="Input">Факультет</text:span><text:span text:style-name="T1"> </text:span><text:span text:style-name="T2"><text:tab/>Информационных</text:span><text:span text:style-name="T3"> </text:span><text:span text:style-name="T2">технологий</text:span><text:span text:style-name="T3"> </text:span><text:span text:style-name="T2">и</text:span><text:span text:style-name="T3"> </text:span><text:span text:style-name="T2">программирования<text:tab/></text:span></text:p>
      <text:p text:style-name="P5"><text:span text:style-name="Input">Направление</text:span><text:span text:style-name="Input"><text:span text:style-name="T1"> </text:span></text:span><text:span text:style-name="Input">(специальность)</text:span><text:span text:style-name="T1"> </text:span><text:span text:style-name="T2"><text:tab/>прикладная</text:span><text:span text:style-name="T3"> </text:span><text:span text:style-name="T2">математика</text:span><text:span text:style-name="T3"> </text:span><text:span text:style-name="T2">и</text:span><text:span text:style-name="T3"> </text:span><text:span text:style-name="T2">информатика<text:tab/></text:span></text:p>
      <text:p text:style-name="P5"><text:span text:style-name="Input">Квалификация</text:span><text:span text:style-name="Input"><text:span text:style-name="T1"> </text:span></text:span><text:span text:style-name="Input">(степень)</text:span><text:span text:style-name="T1"> </text:span><text:span text:style-name="T2"><text:tab/>бакалавр</text:span><text:span text:style-name="T3"> </text:span><text:span text:style-name="T2">прикладной</text:span><text:span text:style-name="T3"> </text:span><text:span text:style-name="T2">математики</text:span><text:span text:style-name="T3"> </text:span><text:span text:style-name="T2">и</text:span><text:span text:style-name="T3"> </text:span><text:span text:style-name="T2">информатики<text:tab/></text:span></text:p>
      <text:p text:style-name="P5"><text:span text:style-name="Input">Специализация</text:span><text:span text:style-name="T1"> </text:span><text:span text:style-name="T2"><text:tab/>-----------------------<text:tab/></text:span></text:p>
      <text:p text:style-name="P6"><text:span text:style-name="Input">Кафедра</text:span><text:span text:style-name="T1"> </text:span><text:span text:style-name="T2"><text:tab/>Компьютерных</text:span><text:span text:style-name="T3"> </text:span><text:span text:style-name="T2">технологий<text:tab/></text:span><text:span text:style-name="T1"> </text:span><text:span text:style-name="Input">Группа</text:span><text:span text:style-name="T1"> </text:span><text:span text:style-name="T2"><text:tab/></text:span><text:span text:style-name="Пояснение"><text:span text:style-name="T2">4538</text:span></text:span><text:span text:style-name="T2"><text:tab/></text:span></text:p>
      <text:p text:style-name="P3"/>
      <text:p text:style-name="P3"/>
      <text:p text:style-name="P3"/>
      <text:p text:style-name="P3"/>
      <text:p text:style-name="P3"/>
      <text:p text:style-name="P13">ПОЯСНИТЕЛЬНАЯ<text:span text:style-name="T4"> </text:span>ЗАПИСКА</text:p>
      <text:p text:style-name="P18">К<text:span text:style-name="T4"> </text:span>ВЫПУСКНОЙ<text:span text:style-name="T4"> </text:span>КВАЛИФИКАЦИОННОЙ<text:span text:style-name="T4"> </text:span>РАБОТЕ</text:p>
      <text:p text:style-name="P7"><text:span text:style-name="Пояснение"><text:span text:style-name="T5">Совместное применение генетических алгоритмов, параллельных и векторных вычислений для построения конечных автоматов</text:span></text:span><text:span text:style-name="T6"><text:tab/></text:span></text:p>
      <text:p text:style-name="P14"/>
      <text:p text:style-name="P8"><text:span text:style-name="Input">Автор</text:span><text:span text:style-name="Input"><text:span text:style-name="T1"> </text:span></text:span><text:span text:style-name="Input">квалификационной</text:span><text:span text:style-name="Input"><text:span text:style-name="T1"> </text:span></text:span><text:span text:style-name="Input">работы</text:span><text:span text:style-name="T1"> </text:span><text:span text:style-name="T2"><text:tab/></text:span><text:span text:style-name="Пояснение"><text:span text:style-name="T2"> <text:s text:c="10"/></text:span></text:span><text:span text:style-name="Пояснение"><text:span text:style-name="T7">Бочкарев А.И.</text:span></text:span><text:span text:style-name="T2"><text:tab/></text:span><text:span text:style-name="T1"> </text:span>(подпись)</text:p>
      <text:p text:style-name="P15"/>
      <text:p text:style-name="P21"><text:span text:style-name="Input">Руководитель</text:span><text:span text:style-name="T1"> </text:span><text:span text:style-name="T2"><text:tab/></text:span><text:span text:style-name="Пояснение"><text:span text:style-name="T2">Буздалов М.В.</text:span></text:span><text:span text:style-name="T2"><text:tab/></text:span><text:span text:style-name="T1"> </text:span>(подпись)</text:p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4">К</text:span><text:span text:style-name="T15"> </text:span><text:span text:style-name="T14">ЗАЩИТЕ</text:span><text:span text:style-name="T15"> </text:span><text:span text:style-name="T14">ДОПУСТИТЬ</text:span></text:p>
      <text:p text:style-name="P9"><text:span text:style-name="Input">Зав.</text:span><text:span text:style-name="Input"><text:span text:style-name="T1"> </text:span></text:span><text:span text:style-name="Input">кафедры</text:span><text:span text:style-name="T1"> </text:span><text:span text:style-name="T2"><text:tab/></text:span><text:span text:style-name="Пояснение"><text:span text:style-name="T12">Васильев</text:span></text:span><text:span text:style-name="Пояснение"><text:span text:style-name="T13"> </text:span></text:span><text:span text:style-name="Пояснение"><text:span text:style-name="T12">В.Н.</text:span></text:span><text:span text:style-name="T2"><text:tab/></text:span><text:span text:style-name="T1"> </text:span>(подпись)</text:p>
      <text:p text:style-name="P3"/>
      <text:p text:style-name="P10"><text:span text:style-name="T1">“</text:span><text:span text:style-name="T3"> <text:s text:c="7"/></text:span><text:span text:style-name="T1">” </text:span><text:span text:style-name="T2"><text:tab/></text:span><text:span text:style-name="T1"> </text:span>2012<text:span text:style-name="T1"> </text:span>г.</text:p>
      <text:p text:style-name="P10"/>
      <text:p text:style-name="P10"/>
      <text:p text:style-name="P10"/>
      <text:p text:style-name="P27">Санкт-Петербург,<text:span text:style-name="T1"> </text:span>2012<text:span text:style-name="T1"> </text:span>г.</text:p>
      <text:p text:style-name="P28"/>
      <text:p text:style-name="P11">Квалификационная<text:span text:style-name="T1"> </text:span>работа<text:span text:style-name="T1"> </text:span>выполнена<text:span text:style-name="T1"> </text:span>с<text:span text:style-name="T1"> </text:span>оценкой<text:span text:style-name="T1"> </text:span><text:span text:style-name="T2"><text:tab/></text:span></text:p>
      <text:p text:style-name="P3"/>
      <text:p text:style-name="P12">Дата<text:span text:style-name="T1"> </text:span>защиты<text:span text:style-name="T1"> “</text:span><text:span text:style-name="T3"> <text:s text:c="7"/></text:span><text:span text:style-name="T1">” </text:span><text:span text:style-name="T2"><text:tab/></text:span><text:span text:style-name="T1"> </text:span>2012<text:span text:style-name="T1"> </text:span>г.</text:p>
      <text:p text:style-name="P3"/>
      <text:p text:style-name="P12">Секретарь<text:span text:style-name="T1"> </text:span>ГАК<text:span text:style-name="T1"> </text:span><text:span text:style-name="T2"><text:tab/></text:span></text:p>
      <text:p text:style-name="P3"/>
      <text:p text:style-name="P12">Листов<text:span text:style-name="T1"> </text:span>хранения<text:span text:style-name="T1"> </text:span><text:span text:style-name="T2"><text:tab/></text:span></text:p>
      <text:p text:style-name="P3"/>
      <text:p text:style-name="P1"><text:span text:style-name="T10">Чертежей</text:span><text:span text:style-name="T11"> </text:span><text:span text:style-name="T10">хранения</text:span><text:span text:style-name="T1"> 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kaoPGothi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yle_20_Arial_20_18_20_pt_20_Bold_20_Centered" style:display-name="Style Arial 18 pt Bold Centered" style:family="paragraph" style:parent-style-name="Standard">
      <style:paragraph-properties fo:margin-top="0in" fo:margin-bottom="0.1665in" fo:text-align="center" style:justify-single-word="false"/>
      <style:text-properties style:font-name="Arial" fo:font-size="18pt" fo:letter-spacing="-0.0016in" fo:font-weight="bold" style:font-size-asian="18pt" style:font-weight-asian="bold" style:font-name-complex="Arial" style:font-size-complex="18pt" style:font-weight-complex="bold"/>
    </style:style>
    <style:style style:name="Input" style:family="text">
      <style:text-properties style:font-name="Times New Roman" fo:language="ru" fo:country="RU" fo:font-weight="bold" style:font-weight-asian="bold" style:font-name-complex="Times New Roman" style:font-weight-complex="bold"/>
    </style:style>
    <style:style style:name="Пояснение" style:family="text">
      <style:text-properties style:font-name="Times New Roman" fo:font-style="italic" style:font-style-asian="italic" style:font-name-complex="Times New Roman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6S</meta:editing-duration>
    <meta:editing-cycles>6</meta:editing-cycles>
    <meta:generator>LibreOffice/3.4$Linux LibreOffice_project/340m1$Build-402</meta:generator>
    <dc:date>2012-06-17T17:38:48</dc:date>
    <meta:document-statistic meta:table-count="0" meta:image-count="0" meta:object-count="0" meta:page-count="2" meta:paragraph-count="23" meta:word-count="102" meta:character-count="989" meta:non-whitespace-character-count="853"/>
    <meta:user-defined meta:name="Info 1"/>
    <meta:user-defined meta:name="Info 2"/>
    <meta:user-defined meta:name="Info 3"/>
    <meta:user-defined meta:name="Info 4"/>
  </office:meta>
</office:document-meta>
</file>